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5d217" officeooo:paragraph-rsid="0015d217"/>
    </style:style>
    <style:style style:name="P2" style:family="paragraph" style:parent-style-name="Standard">
      <style:text-properties officeooo:rsid="00169cc6" officeooo:paragraph-rsid="00169cc6"/>
    </style:style>
    <style:style style:name="P3" style:family="paragraph" style:parent-style-name="Standard">
      <style:text-properties officeooo:rsid="00280551" officeooo:paragraph-rsid="002b5121"/>
    </style:style>
    <style:style style:name="P4" style:family="paragraph" style:parent-style-name="Standard">
      <style:text-properties officeooo:rsid="0029a8de" officeooo:paragraph-rsid="002b5121"/>
    </style:style>
    <style:style style:name="P5" style:family="paragraph" style:parent-style-name="Standard">
      <style:paragraph-properties style:writing-mode="lr-tb"/>
      <style:text-properties officeooo:rsid="00169cc6" officeooo:paragraph-rsid="00169cc6"/>
    </style:style>
    <style:style style:name="P6" style:family="paragraph" style:parent-style-name="Standard">
      <style:paragraph-properties style:writing-mode="lr-tb"/>
      <style:text-properties officeooo:rsid="0015d217" officeooo:paragraph-rsid="0015d217"/>
    </style:style>
    <style:style style:name="P7" style:family="paragraph" style:parent-style-name="Standard">
      <style:paragraph-properties style:writing-mode="lr-tb"/>
      <style:text-properties officeooo:rsid="001b4a41" officeooo:paragraph-rsid="001b4a41"/>
    </style:style>
    <style:style style:name="P8" style:family="paragraph" style:parent-style-name="Standard">
      <style:paragraph-properties style:writing-mode="lr-tb"/>
      <style:text-properties officeooo:rsid="001c275a" officeooo:paragraph-rsid="001c275a"/>
    </style:style>
    <style:style style:name="P9" style:family="paragraph" style:parent-style-name="Standard">
      <style:paragraph-properties style:writing-mode="lr-tb"/>
      <style:text-properties officeooo:rsid="00184994" officeooo:paragraph-rsid="0017f9aa"/>
    </style:style>
    <style:style style:name="P10" style:family="paragraph" style:parent-style-name="Standard">
      <style:paragraph-properties style:writing-mode="lr-tb"/>
      <style:text-properties officeooo:rsid="001e959d" officeooo:paragraph-rsid="001e959d"/>
    </style:style>
    <style:style style:name="P11" style:family="paragraph" style:parent-style-name="Standard">
      <style:paragraph-properties style:writing-mode="lr-tb"/>
      <style:text-properties officeooo:rsid="0022dc5f" officeooo:paragraph-rsid="0022dc5f"/>
    </style:style>
    <style:style style:name="P12" style:family="paragraph" style:parent-style-name="Standard">
      <style:paragraph-properties style:writing-mode="lr-tb"/>
      <style:text-properties officeooo:rsid="002342d9" officeooo:paragraph-rsid="002342d9"/>
    </style:style>
    <style:style style:name="P13" style:family="paragraph" style:parent-style-name="Standard">
      <style:paragraph-properties style:writing-mode="lr-tb"/>
      <style:text-properties officeooo:rsid="0023e452" officeooo:paragraph-rsid="0023e452"/>
    </style:style>
    <style:style style:name="P14" style:family="paragraph" style:parent-style-name="Standard">
      <style:paragraph-properties style:writing-mode="lr-tb"/>
      <style:text-properties officeooo:rsid="00257a0b" officeooo:paragraph-rsid="00257a0b"/>
    </style:style>
    <style:style style:name="P15" style:family="paragraph" style:parent-style-name="Standard">
      <style:paragraph-properties style:writing-mode="lr-tb"/>
      <style:text-properties officeooo:rsid="0029a8de" officeooo:paragraph-rsid="002b5121"/>
    </style:style>
    <style:style style:name="P16" style:family="paragraph" style:parent-style-name="Standard">
      <style:paragraph-properties style:writing-mode="lr-tb"/>
      <style:text-properties officeooo:rsid="0029a8de" officeooo:paragraph-rsid="0037be33"/>
    </style:style>
    <style:style style:name="P17" style:family="paragraph" style:parent-style-name="Standard">
      <style:paragraph-properties style:writing-mode="lr-tb"/>
      <style:text-properties officeooo:rsid="00257a0b" officeooo:paragraph-rsid="0030e9ce"/>
    </style:style>
    <style:style style:name="P18" style:family="paragraph" style:parent-style-name="Standard">
      <style:paragraph-properties style:writing-mode="lr-tb"/>
      <style:text-properties officeooo:rsid="00257a0b" officeooo:paragraph-rsid="00344f14"/>
    </style:style>
    <style:style style:name="P19" style:family="paragraph" style:parent-style-name="Standard">
      <style:paragraph-properties style:writing-mode="lr-tb"/>
      <style:text-properties officeooo:rsid="00257a0b" officeooo:paragraph-rsid="0034d7ce"/>
    </style:style>
    <style:style style:name="P20" style:family="paragraph" style:parent-style-name="Standard">
      <style:paragraph-properties style:writing-mode="lr-tb"/>
      <style:text-properties officeooo:rsid="00280551" officeooo:paragraph-rsid="002b5121"/>
    </style:style>
    <style:style style:name="P21" style:family="paragraph" style:parent-style-name="Standard">
      <style:paragraph-properties style:writing-mode="lr-tb"/>
      <style:text-properties officeooo:rsid="00280551" officeooo:paragraph-rsid="0035f7aa"/>
    </style:style>
    <style:style style:name="P22" style:family="paragraph" style:parent-style-name="Standard">
      <style:paragraph-properties style:writing-mode="lr-tb"/>
      <style:text-properties officeooo:rsid="00280551" officeooo:paragraph-rsid="0036159a"/>
    </style:style>
    <style:style style:name="P23" style:family="paragraph" style:parent-style-name="Standard">
      <style:paragraph-properties style:writing-mode="lr-tb"/>
      <style:text-properties officeooo:rsid="00280551" officeooo:paragraph-rsid="00376399"/>
    </style:style>
    <style:style style:name="P24" style:family="paragraph" style:parent-style-name="Standard">
      <style:paragraph-properties style:writing-mode="lr-tb"/>
      <style:text-properties officeooo:rsid="00169cc6" officeooo:paragraph-rsid="00169cc6"/>
    </style:style>
    <style:style style:name="P25" style:family="paragraph" style:parent-style-name="Standard">
      <style:paragraph-properties style:writing-mode="lr-tb"/>
      <style:text-properties officeooo:rsid="0030e9ce" officeooo:paragraph-rsid="0039ad6f"/>
    </style:style>
    <style:style style:name="P26" style:family="paragraph" style:parent-style-name="Standard">
      <style:paragraph-properties style:writing-mode="lr-tb"/>
      <style:text-properties officeooo:rsid="003b95ba" officeooo:paragraph-rsid="003b95ba"/>
    </style:style>
    <style:style style:name="P27" style:family="paragraph" style:parent-style-name="Standard">
      <style:paragraph-properties style:writing-mode="lr-tb"/>
      <style:text-properties officeooo:rsid="003c5f09" officeooo:paragraph-rsid="003c5f09"/>
    </style:style>
    <style:style style:name="P28" style:family="paragraph" style:parent-style-name="Standard">
      <style:paragraph-properties style:writing-mode="lr-tb"/>
      <style:text-properties officeooo:rsid="003de5d1" officeooo:paragraph-rsid="003de5d1"/>
    </style:style>
    <style:style style:name="P29" style:family="paragraph" style:parent-style-name="Standard">
      <style:paragraph-properties style:writing-mode="lr-tb"/>
      <style:text-properties officeooo:rsid="003de5d1" officeooo:paragraph-rsid="0041763e"/>
    </style:style>
    <style:style style:name="P30" style:family="paragraph" style:parent-style-name="Standard">
      <style:paragraph-properties style:writing-mode="lr-tb"/>
      <style:text-properties officeooo:rsid="003f2e50" officeooo:paragraph-rsid="003f2e50"/>
    </style:style>
    <style:style style:name="P31" style:family="paragraph" style:parent-style-name="Standard">
      <style:paragraph-properties style:writing-mode="lr-tb"/>
      <style:text-properties officeooo:rsid="0040afb1" officeooo:paragraph-rsid="0040afb1"/>
    </style:style>
    <style:style style:name="P32" style:family="paragraph" style:parent-style-name="Standard">
      <style:paragraph-properties style:writing-mode="lr-tb"/>
      <style:text-properties officeooo:rsid="0041763e" officeooo:paragraph-rsid="0041763e"/>
    </style:style>
    <style:style style:name="P33" style:family="paragraph" style:parent-style-name="Standard">
      <style:paragraph-properties style:writing-mode="lr-tb"/>
      <style:text-properties officeooo:rsid="0042c6cd" officeooo:paragraph-rsid="0042c6cd"/>
    </style:style>
    <style:style style:name="P34" style:family="paragraph" style:parent-style-name="Standard">
      <style:paragraph-properties style:writing-mode="lr-tb"/>
      <style:text-properties officeooo:rsid="004421fc" officeooo:paragraph-rsid="004421fc"/>
    </style:style>
    <style:style style:name="P35" style:family="paragraph" style:parent-style-name="Standard">
      <style:paragraph-properties style:writing-mode="lr-tb"/>
      <style:text-properties officeooo:rsid="00184994" officeooo:paragraph-rsid="00169cc6"/>
    </style:style>
    <style:style style:name="P36" style:family="paragraph" style:parent-style-name="Standard">
      <style:text-properties officeooo:rsid="002dddf8" officeooo:paragraph-rsid="002dddf8"/>
    </style:style>
    <style:style style:name="P37" style:family="paragraph" style:parent-style-name="Standard">
      <style:text-properties officeooo:rsid="002f2737" officeooo:paragraph-rsid="002f2737"/>
    </style:style>
    <style:style style:name="P38" style:family="paragraph" style:parent-style-name="Standard">
      <style:text-properties officeooo:rsid="00169cc6" officeooo:paragraph-rsid="00169cc6"/>
    </style:style>
    <style:style style:name="P39" style:family="paragraph" style:parent-style-name="Standard">
      <style:text-properties officeooo:rsid="0030e9ce" officeooo:paragraph-rsid="0030e9ce"/>
    </style:style>
    <style:style style:name="P40" style:family="paragraph" style:parent-style-name="Standard">
      <style:text-properties officeooo:rsid="0031bbe8" officeooo:paragraph-rsid="0031bbe8"/>
    </style:style>
    <style:style style:name="P41" style:family="paragraph" style:parent-style-name="Standard">
      <style:text-properties officeooo:rsid="003340ed" officeooo:paragraph-rsid="003340ed"/>
    </style:style>
    <style:style style:name="P42" style:family="paragraph" style:parent-style-name="Standard">
      <style:text-properties officeooo:rsid="00280551" officeooo:paragraph-rsid="002b5121"/>
    </style:style>
    <style:style style:name="P43" style:family="paragraph" style:parent-style-name="Standard">
      <style:text-properties officeooo:rsid="00280551" officeooo:paragraph-rsid="0035f7aa"/>
    </style:style>
    <style:style style:name="P44" style:family="paragraph" style:parent-style-name="Standard">
      <style:text-properties officeooo:rsid="00280551" officeooo:paragraph-rsid="0036159a"/>
    </style:style>
    <style:style style:name="T1" style:family="text">
      <style:text-properties officeooo:rsid="00276284"/>
    </style:style>
    <style:style style:name="T2" style:family="text">
      <style:text-properties officeooo:rsid="003062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INTRODUÇÃO</text:p>
      <text:p text:style-name="P1"/>
      <text:p text:style-name="P6">O objetivo deste estudo consiste em gerar um modelo preditivo do indicador de desempenho médio em ciências da natureza e suas tecnologias dos alunos de escolas do ensino médio a partir dos dados públicos referentes ao ENEM de 2015.</text:p>
      <text:p text:style-name="P6"/>
      <text:p text:style-name="P6">**</text:p>
      <text:p text:style-name="P7">Este estudo possui o objetivo de gerar um modelo preditivo do indicador de desempenho médio em ciências da natureza e suas tecnologias dos alunos de escolas do ensino médio a partir dos dados públicos referentes ao Exame Nacional do Ensino Médio (ENEM) de 2015.</text:p>
      <text:p text:style-name="P7">Tais dados são fornecidos pelo INEP, agrupados por escolas, como subsídio a estratégias que visem a melhoria da qualidade da educação.</text:p>
      <text:p text:style-name="P1">**</text:p>
      <text:p text:style-name="P1"/>
      <text:p text:style-name="P1"/>
      <text:p text:style-name="P5">Tal proposta justifica-se em um cenário alarmante de baixo desempenho dos alunos do ensino básico no Brasil, de acordo com os dados de 2015 do PISA.</text:p>
      <text:p text:style-name="P5"/>
      <text:p text:style-name="P5">**</text:p>
      <text:p text:style-name="P8">A análise dos indicadores educacionais brasileiros dos últimos anos não permite sensação de conforto, muito menos oferece motivos para comemorações.</text:p>
      <text:p text:style-name="P8">Segundo os dados de 2015 do PISA, o programa internacional de avaliação de estudantes, o desempenho dos estudantes do ensino básico no Brasil, está abaixo da média dos estudantes em países membros da organização.</text:p>
      <text:p text:style-name="P8">Dos 70 países avaliados pelo programa, considerando os resultados para a área de ciências, o Brasil posicionou-se na 63a colocação.</text:p>
      <text:p text:style-name="P8">O relatório indica que, em ciências, o valor médio de desempenho dos estudantes brasileiros tem se mantido estável, sem apresentar mudanças estatisticamente significativas, desde o início da avaliação na área, em 2006.</text:p>
      <text:p text:style-name="P10">Estudos como a edição de 2016 do Censo Escolar da Educação Básica, realizado pelo INEP, proporcionam reflexões sobre a infraestrutura das instituições de ensino básico no território nacional em relação aos baixos índices apresentados pelo PISA de 2015.</text:p>
      <text:p text:style-name="P10">No contexto do ensino de ciências, o censo identificou que o percentual de estudantes brasileiros que possuem acesso a laboratórios de ciências no ensino básico é expressivamente inferior à estrutura prevista no PNE (Plano Nacional de Educação).</text:p>
      <text:p text:style-name="P12">Os resultados apresentados pelo PISA de 2015 e os problemas de infraestrutura evidenciados pelo Censo Escolar da Educação Básica de 2016 demandam séria atenção.</text:p>
      <text:p text:style-name="P13">Conforme observado na Figura 1, entre os recursos avaliados pelo censo, os laboratórios de ciências possuem os mais baixos índices de presença nas escolas.</text:p>
      <text:p text:style-name="P5">**</text:p>
      <text:p text:style-name="P2"/>
      <text:p text:style-name="P39"/>
      <text:p text:style-name="P2"/>
      <text:p text:style-name="P40">DESCOBERTA DE CONHECIMENTO EM BA<text:span text:style-name="T2">SES</text:span> DE DADOS</text:p>
      <text:p text:style-name="P41">MINERAÇÃO DE DADOS EDUCACIONAIS</text:p>
      <text:p text:style-name="P37"/>
      <text:p text:style-name="P19">A MDE consiste na aplicação da Mineração de Dados (MD) aplicada ao contexto educacional.</text:p>
      <text:p text:style-name="P18">A MD é a etapa principal do processo de Descoberta de Conhecimento em Bases de Dados.</text:p>
      <text:p text:style-name="P17">DCDB <text:s/><text:span text:style-name="T1">pode ser separado</text:span> quatro etapas: A base de dados, o pré-processamento, a MD e o pós-processamento.</text:p>
      <text:p text:style-name="P21">O artigo Fundamentos de Mineração de Dados Educacionais explicam que, no DCDB, podem ser utilizadas uma ou mais bases de dados, disponibilizadas de forma estruturada ou não estruturada.</text:p>
      <text:p text:style-name="P43"><text:soft-page-break/>A integração das bases utilizadas ocorre na etapa de pré-processamento, bem como a correção de valores ausentes, ruidosos, inconsistentes e redundantes.</text:p>
      <text:p text:style-name="P44">Na etapa da MD, segundo Silva e Silva, é extraído algum tipo de conhecimento a partir da execução de algum algoritmo da tarefa utilizada.</text:p>
      <text:p text:style-name="P22">Essas tarefas podem ser: modelo preditivo, análise de agrupamento e regras de associação.</text:p>
      <text:p text:style-name="P23">A análise dos resultados obtidos é realizada na quarta e última etapa, o pós-processamento</text:p>
      <text:p text:style-name="P16">Segundo o artigo, variados estudos são encontrados na literatura acadêmica utilizando técnicas da MD no contexto educacional.</text:p>
      <text:p text:style-name="P5"/>
      <text:p text:style-name="P5"/>
      <text:p text:style-name="P25">TRABALHOS RELACIONADOS</text:p>
      <text:p text:style-name="P5"/>
      <text:p text:style-name="P26">Martinhago (2005) investiga a base de dados sobre os vestibulandos da UFPR de dezembro de 2003.</text:p>
      <text:p text:style-name="P26">O autor utiliza a o software WEKA, a técnica de mineração do tipo árvore de decisão e os algoritmos de classificação J48 e J48.PART a fim de traçar o perfil do vestibulando da Universidade Federal do Paraná, campus Curitiba.</text:p>
      <text:p text:style-name="P26">Em sua base de dados constam informações coletadas no questionário socioeducacional preenchido pelos candidatos no momento da inscrição, os dados do cadastro geral dos candidatos contendo o registro das notas obtidas pelo candidato nas provas e na redação, a opção pelo ENEM, a nota do ENEM, a média das notas do candidato e o resultado do vestibular para o aluno.</text:p>
      <text:p text:style-name="P26">Em relação à nota do Exame Nacional do Ensino Médio, O autor obteve:</text:p>
      <text:p text:style-name="P26">resultados gerais, como estudantes que obtiveram notas entre 4,208 pontos e 10 (máxima) obtiveram sucesso no vestibular para os onze cursos mais concorridos;</text:p>
      <text:p text:style-name="P26">e resultados específicos, como a aprovação dos candidatos que obtiveram nota no ENEM entre 4,208 a 8,969 pontos e prestaram vestibular para o curso de Comunicação Social.</text:p>
      <text:p text:style-name="P5"/>
      <text:p text:style-name="P27">Furtado (2014) realiza o agrupamento dos municípios do estado do Rio de Janeiro a partir das notas de matemática do ENEM de 2011 utilizando um algoritmo de agrupamento espacial, o SKATER, com a técnica de mineração do tipo árvore geradora mínima.</text:p>
      <text:p text:style-name="P27">O algoritmo permite a descoberta e o agrupamento de municípios cujos resultados de seus estudantes foi semelhante, o que pode auxiliar na tomada de decisões no contexto administrativo e educacional.</text:p>
      <text:p text:style-name="P27">A prova de matemática foi uma escolha arbitrária do autor, que utilizou os resultados do exame como estudo de caso para sua proposta.</text:p>
      <text:p text:style-name="P27">Furtado apresenta uma nova abordagem para a utilização do algoritmo SKATER, que considera as medidas estatísticas dos seus atributos.</text:p>
      <text:p text:style-name="P27">O autor conclui que a sua proposta resulta em agrupamentos de melhor qualidade em relação à abordagem tradicional, contribuindo assim com estudos para os quais ela se aplique, como os realizados no contexto administrativo e educacional.</text:p>
      <text:p text:style-name="P5"/>
      <text:p text:style-name="P27">Silva, Morino e Sato (2014) utilizam dados dos questionários socioeconômicos preenchidos por alunos participantes da edição de 2010 do ENEM, oriundos das capitais da região Sudeste do Brasil.</text:p>
      <text:p text:style-name="P27">Essas informações, especificamente as respostas de quatro perguntas, são relacionadas com os resultados de desempenho desses alunos.</text:p>
      <text:p text:style-name="P27">Os autores adotam a técnica de mineração baseada em regras de associação, utilizando diferentes parametrizações do algoritmo A Priori.</text:p>
      <text:p text:style-name="P27">Em suas conclusões, são identificados fatores que diminuem o desempenho dos alunos, como a renda familiar baixa, a escolaridade dos pais de nível primário e a quantidade alta de pessoas que moram com o estudante.</text:p>
      <text:p text:style-name="P5"/>
      <text:p text:style-name="P28"><text:soft-page-break/>Braga e Drummond (2017) investigam a utilização da linguagem R como ferramenta para mineração de dados abertos governamentais.</text:p>
      <text:p text:style-name="P28">Como estudo de caso empregam os dados do ENEM de 2013.</text:p>
      <text:p text:style-name="P28">As autoras utilizam técnicas de mineração por agrupamento, extração de regras através de árvore de decisão e mineração de texto.</text:p>
      <text:p text:style-name="P28">Após a demonstração do emprego de diferentes técnicas de mineração através da linguagem R, as conclusões do estudo limitam-se a ressaltar termos mais frequentes apresentados pelas provas de 2013 do ENEM e as matérias em que os alunos tiveram mais dificuldade: química, física e biologia.</text:p>
      <text:p text:style-name="P28"/>
      <text:p text:style-name="P30">Stearns et al. (2017) utilizam dados socioeconômicos do ENEM de para comparar a capacidade de generalização de dois métodos de agrupamento por árvore de decisão para a nota dos estudantes no exame.</text:p>
      <text:p text:style-name="P30">Foram utilizados os resultados das notas de matemática devida a sua alta variância.</text:p>
      <text:p text:style-name="P30">Os modelos utilizados foram os métodos de regressão baseados em boosting de árvore de decisão, o AdaBoost e o Gradient Boosting.</text:p>
      <text:p text:style-name="P30">Os melhores resultados foram obtidos com o Gradient Boosting.</text:p>
      <text:p text:style-name="P30">Os autores concluem que os indicadores socioeconômicos podem explicar um viés na pontuação dos alunos, sendo possível prever a nota do aluno com valores de métricas (MAE, do inglês Mean Absolute Error) adequadas.</text:p>
      <text:p text:style-name="P30"/>
      <text:p text:style-name="P31">A proposta apresentada neste artigo se difere das discutidas nesta seção.</text:p>
      <text:p text:style-name="P31">Busca-se, neste estudo, relacionar fatores socioeconômicos das escolas do ensino médio de todo o território nacional com o indicador desempenho médio em ciências da natureza e suas tecnologias dos seus alunos.</text:p>
      <text:p text:style-name="P31">Para tanto, será construído um modelo preditivo utilizando a técnica de mineração de árvore de decisão, através do algoritmo j48, com software WEKA.</text:p>
      <text:p text:style-name="P28"/>
      <text:p text:style-name="P28"/>
      <text:p text:style-name="P32">MATERIAIS E MÉTODOS</text:p>
      <text:p text:style-name="P29"/>
      <text:p text:style-name="P5">A técnica de mineração de dados escolhida é a árvore de decisão e o algoritmo utilizado é o j48, através do software WEKA.</text:p>
      <text:p text:style-name="P5"/>
      <text:p text:style-name="P33">Os dados fornecidos pelo INEP apresentam valores médios de proficiência dos alunos agrupados por escolas.</text:p>
      <text:p text:style-name="P33">É disponibilizado um conjunto de dados para cada área avaliada, sendo elas:</text:p>
      <text:p text:style-name="P33"><text:s/>ciências da natureza e suas tecnologias;</text:p>
      <text:p text:style-name="P33"><text:s/>ciências humanas e suas tecnologias;</text:p>
      <text:p text:style-name="P33"><text:s/>linguagens, códigos e suas tecnologias;</text:p>
      <text:p text:style-name="P33"><text:s/>matemática e suas tecnologias;</text:p>
      <text:p text:style-name="P33"><text:s/>e redação.</text:p>
      <text:p text:style-name="P33">As escolas presentes nos conjuntos disponibilizados são aquelas em que pelo menos 10 dez alunos estiveram em fase de conclusão do ensino médio regular e participaram do ENEM de 2015 e que possuíam pelo menos 50% de alunos participantes do exame.</text:p>
      <text:p text:style-name="P33">Como delimitação do estudo foi definida a utilização dos resultados para a área de ciências da natureza e suas tecnologias.</text:p>
      <text:p text:style-name="P33">Tal escolha foi motivada pelos baixos índices de presença de laboratórios de ciências nas escolas evidenciados pelo Censo Escolar da Educação Básica de 2016 [INEP 2017].</text:p>
      <text:p text:style-name="P33"/>
      <text:p text:style-name="P33">O software utilizado para a MDE foi o Waikato Environment for Knowledge Analysis (WEKA), em sua versão 3.8.1.</text:p>
      <text:p text:style-name="P33"><text:soft-page-break/>O WEKA consiste em um projeto de software livre iniciado em 1992 com o objetivo de prover uma coleção compreensível de algoritmos de aprendizado de máquina e ferramentas de processamento de dados para pesquisadores e praticantes [HALL et al. 2009].</text:p>
      <text:p text:style-name="P33">Segundo os autores, atualmente o WEKA é aceito largamente tanto na academia e em empresas, com uma comunidade de usuários ativa, contando com mais de um milhão e quatrocentos mil downloads desde abril do ano de 2000.</text:p>
      <text:p text:style-name="P33">Sua implementação é realizada em linguagem Java, o que também contribui para sua manutenção e modificação.</text:p>
      <text:p text:style-name="P33"/>
      <text:p text:style-name="P33">Para a análise dos dados do ENEM por escola, optou-se pela técnica de mineração de árvore de decisões, através do algoritmo j48. Segundo Bhargava et al. (2013), a árvore de decisão é um sistema de suporte a decisão baseado em grafos de decisão em formato de árvore.</text:p>
      <text:p text:style-name="P33">É utilizado para aprender funções de classificação que indicam o valor de uma variável dependente através de dados de variáveis independentes fornecidos.</text:p>
      <text:p text:style-name="P33">Para os autores, árvores de decisão consistem nas abordagens mais poderosas em mineração de dados e descoberta de conhecimento.</text:p>
      <text:p text:style-name="P33">Tais ferramentas, dessa forma, são altamente efetivas em muitas áreas, como a mineração de texto, extração de informação, aprendizado de máquina e reconhecimento de padrões.</text:p>
      <text:p text:style-name="P33">Entre os algoritmos de árvores de decisão, o utilizado por Bhargava et al. (2013) é o j48, também evidenciada por Peña-Ayala (2014) como bastante popular em aplicações educacionais.</text:p>
      <text:p text:style-name="P33"/>
      <text:p text:style-name="P33">Pré-Processamento do Dados</text:p>
      <text:p text:style-name="P33">Cada tabela fornecida pelo INEP dos dados do ENEM por escola, para cada área avaliada, apresenta 25 colunas, representando uma informação, ou variável, cada, divididas em três categorias:</text:p>
      <text:p text:style-name="P33"><text:s/>características da escola, indicadores e desempenho.</text:p>
      <text:p text:style-name="P33">A Tabela 1 apresenta cada uma dessas 25 variáveis e, conforme indicado na coluna Id, as nove selecionadas para serem utilizadas na mineração de dados a ser realizada.</text:p>
      <text:p text:style-name="P33"/>
      <text:p text:style-name="P33">A variável Média Escola indica o desempenho médio dos alunos da escola na área de ciências da natureza e suas tecnologias.</text:p>
      <text:p text:style-name="P33">O INEP fornece esse dado como um valor numérico, cujo valor máximo é inferior a 750 pontos para a área.</text:p>
      <text:p text:style-name="P33">Para a tarefa de mineração de dados, entretanto, por se tratar do valor de referência a ser utilizado, foi necessário convertê-lo em categorias limitadas.</text:p>
      <text:p text:style-name="P33">Na Tabela 2 são exibidas as categorias divididas em apenas quatro valores possíveis, utilizando a escala prevista pelo INEP (2016).</text:p>
      <text:p text:style-name="P33"/>
      <text:p text:style-name="P33">Os dados do ENEM por escola, fornecidos pelo site do INEP, são disponibilizados através de uma planilha no formato .xlsx.</text:p>
      <text:p text:style-name="P33">Tal formato não é suportado pelo software WEKA, a ser utilizado neste estudo, sendo convertido para um formato de dados separados por vírgula, o .csv.</text:p>
      <text:p text:style-name="P33">Para a análise foi salvo então um arquivo com as nove colunas selecionadas e 15599 linhas, com a identificação das colunas e as escolas cujos resultados são informados.</text:p>
      <text:p text:style-name="P33"/>
      <text:p text:style-name="P34">MINERAÇÃO DE DADOS</text:p>
      <text:p text:style-name="P34"/>
      <text:p text:style-name="P34">Através do software WEKA, a análise por árvore de decisão utilizando o algoritmo j48 foi executada utilizando-se a opção cross-validation, com o valor para fold igual a dez e com a variável dependente Média Escola.</text:p>
      <text:p text:style-name="P34">A árvore obtida apresentou como variável independente principal para classificação a Tipo Escola, que se divide entre os quatro valores: privada, federal, estadual e municipal.</text:p>
      <text:p text:style-name="P34">A variável hierarquicamente seguinte é a Nível socioeconômico.</text:p>
      <text:p text:style-name="P34"><text:soft-page-break/>A Figura 3 e a Figura 4 apresentam, respectivamente, os dois primeiros níveis hierárquicos da árvore e a árvore completa, ressaltando-se as divisões entre os tipos de escolas.</text:p>
      <text:p text:style-name="P34"/>
      <text:p text:style-name="P34">A árvore de decisão foi capaz de identificar corretamente 77,02% instâncias das 15998 inseridas.</text:p>
      <text:p text:style-name="P34">A Tabela 3 apresenta os valores de acurácia para cada classe da variável média escola.</text:p>
      <text:p text:style-name="P34">Os valores de precisão apresentam resultados interessantes para as classes I a III.</text:p>
      <text:p text:style-name="P34">Entretanto a classe IV, para médias de escolas entre 650 e 749,99 pontos, apresenta valor consideravelmente inferior aos das outras classes.</text:p>
      <text:p text:style-name="P34">A Tabela 4, que apresenta matriz de classificação para cada classe, indica que, na classe IV, de nove ocorrências, apenas uma foi corretamente classificada.</text:p>
      <text:p text:style-name="P34"/>
      <text:p text:style-name="P34">CONCLUSÃO</text:p>
      <text:p text:style-name="P34"/>
      <text:p text:style-name="P34">Os resultados obtidos com a árvore de decisão utilizando-se o algoritmo j48 se mostraram promissores para três das quatro classes de valores da variável dependente Média Escola.</text:p>
      <text:p text:style-name="P34">Os ramos com maior variação hierárquica são justamente aqueles de maior diversidade de valores para a variável Média Escola.</text:p>
      <text:p text:style-name="P34">Segundo o algoritmo J48, as variáveis independentes mais importantes hierarquicamente para a decisão sobre a classe da variável independente, respectivamente e em ordem decrescente, são:</text:p>
      <text:p text:style-name="P34"><text:s/>no primeiro nível o Tipo Escola;</text:p>
      <text:p text:style-name="P34"><text:s/>no segundo nível o Nível Socioeconômico;</text:p>
      <text:p text:style-name="P34"><text:s/>no terceiro nível em diante as variáveis alternaram de posição em função dos valores dos níveis superiores.</text:p>
      <text:p text:style-name="P34"/>
      <text:p text:style-name="P34">Sobre o desempenho médio dos alunos em ciências da natureza e suas tecnologias, destaca-se que os valores dos grupos III e IV, acima de 550 pontos, ocorrem nas escolas:</text:p>
      <text:p text:style-name="P34"><text:s/>privadas, apenas no nível socioeconômico muito alto;</text:p>
      <text:p text:style-name="P34"><text:s/>federais, nos níveis muito alto, alto e médio alto;</text:p>
      <text:p text:style-name="P34"><text:s/>estaduais, apenas no nível muito alto;</text:p>
      <text:p text:style-name="P34"><text:s/>e nas municipais, apenas no nível médio alto.</text:p>
      <text:p text:style-name="P34"/>
      <text:p text:style-name="P34">A continuação deste estudo prevê o enriquecimento dos dados utilizados com as informações de infraestrutura das escolas do ensino básico brasileiro.</text:p>
      <text:p text:style-name="P34">Através dos dados abertos do Censo Escolar da Educação Básica [INEP 2017], disponibilizados pelo INEP, a presença de laboratórios de ciências nas escolas poderá ser analisada como elemento adicional na nova árvore de decisão a ser desenvolvida.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6:37:27.891750316</meta:creation-date>
    <meta:generator>LibreOffice/5.2.7.2$Linux_X86_64 LibreOffice_project/20m0$Build-2</meta:generator>
    <dc:date>2018-07-18T12:35:04.750913391</dc:date>
    <meta:editing-duration>PT3H40M49S</meta:editing-duration>
    <meta:editing-cycles>38</meta:editing-cycles>
    <meta:document-statistic meta:table-count="0" meta:image-count="0" meta:object-count="0" meta:page-count="5" meta:paragraph-count="112" meta:word-count="2275" meta:character-count="14475" meta:non-whitespace-character-count="12298"/>
  </office:meta>
</office:document-meta>
</file>